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Kandalaksha-3">
            <text:p>Kandalaksha-3</text:p>
          </table:table-cell>
          <table:table-cell office:value-type="float" office:value="67.16">
            <text:p>67.16</text:p>
          </table:table-cell>
          <table:table-cell office:value-type="float" office:value="32.42">
            <text:p>32.42</text:p>
          </table:table-cell>
          <table:table-cell office:value-type="float" office:value="4900.0">
            <text:p>4900.0</text:p>
          </table:table-cell>
          <table:table-cell office:value-type="float" office:value="243.84">
            <text:p>243.84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5">
            <text:p>38.5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Korsakova2010,BaranskayaEtal2018">
            <text:p>KolkaKorsakova2010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Kandalaksha-6">
            <text:p>Kandalaksha-6</text:p>
          </table:table-cell>
          <table:table-cell office:value-type="float" office:value="67.16">
            <text:p>67.16</text:p>
          </table:table-cell>
          <table:table-cell office:value-type="float" office:value="32.42">
            <text:p>32.42</text:p>
          </table:table-cell>
          <table:table-cell office:value-type="float" office:value="9100.0">
            <text:p>9100.0</text:p>
          </table:table-cell>
          <table:table-cell office:value-type="float" office:value="330.84">
            <text:p>330.84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Korsakova2010,BaranskayaEtal2018">
            <text:p>KolkaKorsakova2010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Kandalaksha-5">
            <text:p>Kandalaksha-5</text:p>
          </table:table-cell>
          <table:table-cell office:value-type="float" office:value="67.16">
            <text:p>67.16</text:p>
          </table:table-cell>
          <table:table-cell office:value-type="float" office:value="32.42">
            <text:p>32.42</text:p>
          </table:table-cell>
          <table:table-cell office:value-type="float" office:value="8400.0">
            <text:p>8400.0</text:p>
          </table:table-cell>
          <table:table-cell office:value-type="float" office:value="330.84">
            <text:p>330.84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6.0">
            <text:p>76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Korsakova2010,BaranskayaEtal2018">
            <text:p>KolkaKorsakova2010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LE-972">
            <text:p>LE-972</text:p>
          </table:table-cell>
          <table:table-cell office:value-type="float" office:value="67.13">
            <text:p>67.13</text:p>
          </table:table-cell>
          <table:table-cell office:value-type="float" office:value="31.72">
            <text:p>31.72</text:p>
          </table:table-cell>
          <table:table-cell office:value-type="float" office:value="6820.0">
            <text:p>6820.0</text:p>
          </table:table-cell>
          <table:table-cell office:value-type="float" office:value="114.27">
            <text:p>114.27</text:p>
          </table:table-cell>
          <table:table-cell office:value-type="string" office:value="pine wood">
            <text:p>pine 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373250000000002">
            <text:p>27.373250000000002</text:p>
          </table:table-cell>
          <table:table-cell office:value-type="float" office:value="2.778699448483049">
            <text:p>2.778699448483049</text:p>
          </table:table-cell>
          <table:table-cell office:value-type="float" office:value="2.778699448483049">
            <text:p>2.778699448483049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Kandalaksha-4">
            <text:p>Kandalaksha-4</text:p>
          </table:table-cell>
          <table:table-cell office:value-type="float" office:value="67.16">
            <text:p>67.16</text:p>
          </table:table-cell>
          <table:table-cell office:value-type="float" office:value="32.42">
            <text:p>32.42</text:p>
          </table:table-cell>
          <table:table-cell office:value-type="float" office:value="6100.0">
            <text:p>6100.0</text:p>
          </table:table-cell>
          <table:table-cell office:value-type="float" office:value="330.84">
            <text:p>330.84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3.0">
            <text:p>63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Korsakova2010,BaranskayaEtal2018">
            <text:p>KolkaKorsakova2010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Kandalaksha-2">
            <text:p>Kandalaksha-2</text:p>
          </table:table-cell>
          <table:table-cell office:value-type="float" office:value="67.16">
            <text:p>67.16</text:p>
          </table:table-cell>
          <table:table-cell office:value-type="float" office:value="32.42">
            <text:p>32.42</text:p>
          </table:table-cell>
          <table:table-cell office:value-type="float" office:value="4600.0">
            <text:p>4600.0</text:p>
          </table:table-cell>
          <table:table-cell office:value-type="float" office:value="330.84">
            <text:p>330.84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Korsakova2010,BaranskayaEtal2018">
            <text:p>KolkaKorsakova2010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Kandalaksha-1">
            <text:p>Kandalaksha-1</text:p>
          </table:table-cell>
          <table:table-cell office:value-type="float" office:value="67.16">
            <text:p>67.16</text:p>
          </table:table-cell>
          <table:table-cell office:value-type="float" office:value="32.42">
            <text:p>32.42</text:p>
          </table:table-cell>
          <table:table-cell office:value-type="float" office:value="2560.0">
            <text:p>2560.0</text:p>
          </table:table-cell>
          <table:table-cell office:value-type="float" office:value="190.68">
            <text:p>190.68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Korsakova2010,BaranskayaEtal2018">
            <text:p>KolkaKorsakova2010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LU-166">
            <text:p>LU-166</text:p>
          </table:table-cell>
          <table:table-cell office:value-type="float" office:value="67.12">
            <text:p>67.12</text:p>
          </table:table-cell>
          <table:table-cell office:value-type="float" office:value="32.22">
            <text:p>32.22</text:p>
          </table:table-cell>
          <table:table-cell office:value-type="float" office:value="7740.0">
            <text:p>7740.0</text:p>
          </table:table-cell>
          <table:table-cell office:value-type="float" office:value="162.35">
            <text:p>162.35</text:p>
          </table:table-cell>
          <table:table-cell office:value-type="string" office:value="shells at the bottom of a sand pit">
            <text:p>shells at the bottom of a sand pit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17.5">
            <text:p>17.5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